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1" svg:font-family="Ubuntu" style:font-pitch="variable"/>
    <style:font-face style:name="Ubuntu" svg:font-family="Ubuntu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07cm" style:rel-column-width="2385*"/>
    </style:style>
    <style:style style:name="Tabelle1.B" style:family="table-column">
      <style:table-column-properties style:column-width="8.37cm" style:rel-column-width="4745*"/>
    </style:style>
    <style:style style:name="Tabelle1.C" style:family="table-column">
      <style:table-column-properties style:column-width="1.124cm" style:rel-column-width="637*"/>
    </style:style>
    <style:style style:name="Tabelle1.D" style:family="table-column">
      <style:table-column-properties style:column-width="1.801cm" style:rel-column-width="1021*"/>
    </style:style>
    <style:style style:name="Tabelle1.E" style:family="table-column">
      <style:table-column-properties style:column-width="1.499cm" style:rel-column-width="850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4.207cm" style:rel-column-width="2385*"/>
    </style:style>
    <style:style style:name="Tabelle2.B" style:family="table-column">
      <style:table-column-properties style:column-width="8.37cm" style:rel-column-width="4745*"/>
    </style:style>
    <style:style style:name="Tabelle2.C" style:family="table-column">
      <style:table-column-properties style:column-width="1.124cm" style:rel-column-width="637*"/>
    </style:style>
    <style:style style:name="Tabelle2.D" style:family="table-column">
      <style:table-column-properties style:column-width="1.801cm" style:rel-column-width="1021*"/>
    </style:style>
    <style:style style:name="Tabelle2.E" style:family="table-column">
      <style:table-column-properties style:column-width="1.499cm" style:rel-column-width="850*"/>
    </style:style>
    <style:style style:name="Tabelle2.A1" style:family="table-cell">
      <style:table-cell-properties fo:padding="0.097cm" fo:border-left="0.05pt solid #000000" fo:border-right="none" fo:border-top="none" fo:border-bottom="0.05pt solid #000000"/>
    </style:style>
    <style:style style:name="Tabelle2.E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 style:may-break-between-rows="false"/>
    </style:style>
    <style:style style:name="Tabelle3.A" style:family="table-column">
      <style:table-column-properties style:column-width="4.207cm" style:rel-column-width="2385*"/>
    </style:style>
    <style:style style:name="Tabelle3.B" style:family="table-column">
      <style:table-column-properties style:column-width="0.386cm" style:rel-column-width="219*"/>
    </style:style>
    <style:style style:name="Tabelle3.C" style:family="table-column">
      <style:table-column-properties style:column-width="7.983cm" style:rel-column-width="4526*"/>
    </style:style>
    <style:style style:name="Tabelle3.D" style:family="table-column">
      <style:table-column-properties style:column-width="1.124cm" style:rel-column-width="637*"/>
    </style:style>
    <style:style style:name="Tabelle3.E" style:family="table-column">
      <style:table-column-properties style:column-width="1.801cm" style:rel-column-width="1021*"/>
    </style:style>
    <style:style style:name="Tabelle3.F" style:family="table-column">
      <style:table-column-properties style:column-width="1.499cm" style:rel-column-width="850*"/>
    </style:style>
    <style:style style:name="Tabelle3.A1" style:family="table-cell">
      <style:table-cell-properties fo:padding="0.097cm" fo:border-left="none" fo:border-right="none" fo:border-top="0.05pt solid #000000" fo:border-bottom="none"/>
    </style:style>
    <style:style style:name="Tabelle3.A2" style:family="table-cell">
      <style:table-cell-properties fo:padding="0.097cm" fo:border="none"/>
    </style:style>
    <style:style style:name="Tabelle3.A4" style:family="table-cell">
      <style:table-cell-properties style:vertical-align="bottom" fo:padding="0.097cm" fo:border-left="none" fo:border-right="none" fo:border-top="none" fo:border-bottom="1pt solid #000000"/>
    </style:style>
    <style:style style:name="Tabelle3.B4" style:family="table-cell">
      <style:table-cell-properties style:vertical-align="bottom" fo:padding="0.097cm" fo:border="none"/>
    </style:style>
    <style:style style:name="P1" style:family="paragraph" style:parent-style-name="Standard">
      <style:text-properties style:font-name="Ubuntu1" officeooo:rsid="001ceb9b" officeooo:paragraph-rsid="001ceb9b"/>
    </style:style>
    <style:style style:name="P2" style:family="paragraph" style:parent-style-name="Standard">
      <style:text-properties style:font-name="Ubuntu1" officeooo:rsid="001ceb9b" officeooo:paragraph-rsid="001cefff"/>
    </style:style>
    <style:style style:name="P3" style:family="paragraph" style:parent-style-name="Text_20_body">
      <style:text-properties officeooo:rsid="00205473" officeooo:paragraph-rsid="00205473"/>
    </style:style>
    <style:style style:name="P4" style:family="paragraph" style:parent-style-name="Table_20_Contents">
      <style:text-properties style:font-name="Ubuntu1" fo:font-size="11pt" fo:font-weight="bold" officeooo:rsid="001ceb9b" officeooo:paragraph-rsid="001ceb9b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Ubuntu1" fo:font-size="10pt" fo:font-weight="normal" officeooo:rsid="001ceb9b" officeooo:paragraph-rsid="001ce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style:font-name="Ubuntu1" fo:font-size="10pt" fo:font-weight="normal" officeooo:rsid="001ceb9b" officeooo:paragraph-rsid="001cefff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style:font-name="Ubuntu1" fo:font-size="10pt" fo:font-weight="normal" officeooo:rsid="001ceb9b" officeooo:paragraph-rsid="001f8162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Ubuntu1" fo:font-size="10pt" fo:font-weight="normal" officeooo:rsid="00205473" officeooo:paragraph-rsid="00205473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Ubuntu1" fo:font-size="10pt" fo:font-weight="bold" officeooo:rsid="001ceb9b" officeooo:paragraph-rsid="001f8162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Ubuntu1" fo:font-size="8pt" fo:font-weight="normal" officeooo:rsid="00205473" officeooo:paragraph-rsid="00205473" style:font-size-asian="8pt" style:font-weight-asian="normal" style:font-size-complex="8pt" style:font-weight-complex="normal"/>
    </style:style>
    <style:style style:name="P11" style:family="paragraph" style:parent-style-name="Standard">
      <style:text-properties style:font-name="Ubuntu1" officeooo:rsid="001ceb9b" officeooo:paragraph-rsid="001ceb9b"/>
    </style:style>
    <style:style style:name="P12" style:family="paragraph" style:parent-style-name="Standard">
      <style:text-properties style:font-name="Ubuntu1" officeooo:rsid="001ceb9b" officeooo:paragraph-rsid="001f8162"/>
    </style:style>
    <style:style style:name="P13" style:family="paragraph" style:parent-style-name="Standard">
      <style:text-properties style:font-name="Ubuntu1" officeooo:rsid="001ceb9b" officeooo:paragraph-rsid="002dfd17"/>
    </style:style>
    <style:style style:name="P14" style:family="paragraph" style:parent-style-name="Standard">
      <style:paragraph-properties fo:break-before="page"/>
      <style:text-properties style:font-name="Ubuntu1" officeooo:rsid="001ceb9b" officeooo:paragraph-rsid="001ceb9b"/>
    </style:style>
    <style:style style:name="P15" style:family="paragraph" style:parent-style-name="Table_20_Contents">
      <style:paragraph-properties fo:text-align="end" style:justify-single-word="false"/>
      <style:text-properties style:font-name="Ubuntu1" fo:font-size="11pt" fo:font-weight="bold" officeooo:rsid="0025ccba" officeooo:paragraph-rsid="0025ccba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Ubuntu1" fo:font-size="11pt" fo:font-weight="bold" officeooo:rsid="0025ccba" officeooo:paragraph-rsid="0025ccba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Ubuntu1" fo:font-size="11pt" fo:font-weight="bold" officeooo:rsid="002aaf25" officeooo:paragraph-rsid="002aaf25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Ubuntu1" fo:font-size="10pt" fo:font-weight="normal" officeooo:rsid="001ceb9b" officeooo:paragraph-rsid="001cefff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Ubuntu1" fo:font-size="10pt" fo:font-weight="bold" officeooo:rsid="001ceb9b" officeooo:paragraph-rsid="0025ccba" style:font-size-asian="10pt" style:font-weight-asian="bold" style:font-size-complex="10pt" style:font-weight-complex="bold"/>
    </style:style>
    <style:style style:name="T1" style:family="text">
      <style:text-properties officeooo:rsid="001ce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o in objects&quot;&gt;">FOR o</text:text-input></text:p>
      <text:p text:style-name="P1"><text:text-input text:description="&lt;for each=&quot;i,c in enumerate(prepare(o))&quot;&gt;">FOR i,c</text:text-input></text:p>
      <text:p text:style-name="P1"><text:text-input text:description="&lt;if test=&quot;i &gt; 0&quot;&gt;">IF break</text:text-input></text:p>
      <text:p text:style-name="P1"/>
      <text:p text:style-name="P14"/>
      <text:p text:style-name="P1"><text:text-input text:description="&lt;/if&gt;">END IF</text:text-input></text:p>
      <text:h text:style-name="Heading_20_1" text:outline-level="1">Paketliste: <text:text-input text:description="&lt;c.name&gt;">DPD Österreich</text:text-input> <text:text-input text:description="&lt;o.name&gt;">2017-05-16/1</text:text-input></text:h>
      <text:p text:style-name="P3">Ersteller:<text:tab/><text:text-input text:description="&lt;o.user_id.name&gt;">Martin Reisenhofer</text:text-input><text:line-break/>Datum: <text:tab/><text:text-input text:description="&lt;formatLang(o.date,date=True)&gt;">1.1.2017</text:text-input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4">Name</text:p>
          </table:table-cell>
          <table:table-cell table:style-name="Tabelle1.A1" office:value-type="string">
            <text:p text:style-name="P4">Frachtführer Referenz</text:p>
          </table:table-cell>
          <table:table-cell table:style-name="Tabelle1.A1" office:value-type="string">
            <text:p text:style-name="P16">Land</text:p>
          </table:table-cell>
          <table:table-cell table:style-name="Tabelle1.A1" office:value-type="string">
            <text:p text:style-name="P15">Kg</text:p>
          </table:table-cell>
          <table:table-cell table:style-name="Tabelle1.E1" office:value-type="string">
            <text:p text:style-name="P17">Pakete</text:p>
          </table:table-cell>
        </table:table-row>
      </table:table>
      <text:p text:style-name="P1"><text:text-input text:description="&lt;for each=&quot;p in o.picking_ids&quot;&gt;">FOR p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P5"><text:text-input text:description="&lt;p.name&gt;">WH\OUT\01567</text:text-input></text:p>
          </table:table-cell>
          <table:table-cell table:style-name="Tabelle2.A1" office:value-type="string">
            <text:p text:style-name="P5"><text:text-input text:description="&lt;p.carrier_tracking_ref&gt;">06285010982520, 06285010982520</text:text-input></text:p>
          </table:table-cell>
          <table:table-cell table:style-name="Tabelle2.A1" office:value-type="string">
            <text:p text:style-name="P18"><text:text-input text:description="&lt;p.partner_id.country_id and p.partner_id.country_id.code or ''&gt;">DE</text:text-input></text:p>
          </table:table-cell>
          <table:table-cell table:style-name="Tabelle2.A1" office:value-type="string">
            <text:p text:style-name="P6"><text:text-input text:description="&lt;formatLang(p.carrier_weight, digits=3)&gt;">1,003</text:text-input></text:p>
          </table:table-cell>
          <table:table-cell table:style-name="Tabelle2.E1" office:value-type="string">
            <text:p text:style-name="P6"><text:text-input text:description="&lt;p.number_of_packages&gt;">1</text:text-input></text:p>
          </table:table-cell>
        </table:table-row>
      </table:table>
      <text:p text:style-name="P2"><text:text-input text:description="&lt;/for&gt;">END FOR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row>
          <table:table-cell table:style-name="Tabelle3.A1" office:value-type="string">
            <text:p text:style-name="P7"/>
          </table:table-cell>
          <table:table-cell table:style-name="Tabelle3.A1" table:number-columns-spanned="2" office:value-type="string">
            <text:p text:style-name="P7"/>
          </table:table-cell>
          <table:covered-table-cell/>
          <table:table-cell table:style-name="Tabelle3.A1" office:value-type="string">
            <text:p text:style-name="P9"/>
          </table:table-cell>
          <table:table-cell table:style-name="Tabelle3.A1" office:value-type="string">
            <text:p text:style-name="P19"><text:text-input text:description="&lt;formatLang(c.weight, digits=3)&gt;">26,000</text:text-input></text:p>
          </table:table-cell>
          <table:table-cell table:style-name="Tabelle3.A1" office:value-type="string">
            <text:p text:style-name="P9"><text:text-input text:description="&lt;c.packages&gt;">10</text:text-input></text:p>
          </table:table-cell>
        </table:table-row>
        <table:table-row>
          <table:table-cell table:style-name="Tabelle3.A2" office:value-type="string">
            <text:p text:style-name="P7"/>
          </table:table-cell>
          <table:table-cell table:style-name="Tabelle3.A2" table:number-columns-spanned="2" office:value-type="string">
            <text:p text:style-name="P7"/>
          </table:table-cell>
          <table:covered-table-cell/>
          <table:table-cell table:style-name="Tabelle3.A2" table:number-columns-spanned="2" office:value-type="string">
            <text:p text:style-name="P9"/>
          </table:table-cell>
          <table:covered-table-cell/>
          <table:table-cell table:style-name="Tabelle3.A2" office:value-type="string">
            <text:p text:style-name="P9"/>
          </table:table-cell>
        </table:table-row>
        <table:table-row>
          <table:table-cell table:style-name="Tabelle3.A2" office:value-type="string">
            <text:p text:style-name="P7"/>
          </table:table-cell>
          <table:table-cell table:style-name="Tabelle3.A2" table:number-columns-spanned="2" office:value-type="string">
            <text:p text:style-name="P7"/>
          </table:table-cell>
          <table:covered-table-cell/>
          <table:table-cell table:style-name="Tabelle3.A2" table:number-columns-spanned="2" office:value-type="string">
            <text:p text:style-name="P9"/>
          </table:table-cell>
          <table:covered-table-cell/>
          <table:table-cell table:style-name="Tabelle3.A2" office:value-type="string">
            <text:p text:style-name="P9"/>
          </table:table-cell>
        </table:table-row>
        <table:table-row>
          <table:table-cell table:style-name="Tabelle3.A4" office:value-type="string">
            <text:p text:style-name="P8"/>
            <text:p text:style-name="P8"/>
          </table:table-cell>
          <table:table-cell table:style-name="Tabelle3.B4" office:value-type="string">
            <text:p text:style-name="P8">,</text:p>
          </table:table-cell>
          <table:table-cell table:style-name="Tabelle3.A4" office:value-type="string">
            <text:p text:style-name="P8"/>
          </table:table-cell>
          <table:table-cell table:style-name="Tabelle3.B4" table:number-columns-spanned="2" office:value-type="string">
            <text:p text:style-name="P9"/>
          </table:table-cell>
          <table:covered-table-cell/>
          <table:table-cell table:style-name="Tabelle3.B4" office:value-type="string">
            <text:p text:style-name="P9"/>
          </table:table-cell>
        </table:table-row>
        <table:table-row>
          <table:table-cell table:style-name="Tabelle3.A2" office:value-type="string">
            <text:p text:style-name="P10">Übernahmedatum</text:p>
          </table:table-cell>
          <table:table-cell table:style-name="Tabelle3.A2" office:value-type="string">
            <text:p text:style-name="P10"/>
          </table:table-cell>
          <table:table-cell table:style-name="Tabelle3.A2" office:value-type="string">
            <text:p text:style-name="P10">Unterschrift des Frachtführers</text:p>
          </table:table-cell>
          <table:table-cell table:style-name="Tabelle3.A2" table:number-columns-spanned="2" office:value-type="string">
            <text:p text:style-name="P9"/>
          </table:table-cell>
          <table:covered-table-cell/>
          <table:table-cell table:style-name="Tabelle3.A2" office:value-type="string">
            <text:p text:style-name="P9"/>
          </table:table-cell>
        </table:table-row>
      </table:table>
      <text:p text:style-name="P12"><text:text-input text:description="&lt;/for&gt;">END FOR</text:text-input></text:p>
      <text:p text:style-name="P13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1" svg:font-family="Ubuntu" style:font-pitch="variable"/>
    <style:font-face style:name="Ubuntu" svg:font-family="Ubuntu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8:03:10.005869316</meta:creation-date>
    <meta:generator>LibreOffice/4.2.8.2$Linux_X86_64 LibreOffice_project/420m0$Build-2</meta:generator>
    <dc:date>2017-07-03T11:28:16.749827233</dc:date>
    <meta:editing-duration>PT2H45M19S</meta:editing-duration>
    <meta:editing-cycles>25</meta:editing-cycles>
    <meta:document-statistic meta:table-count="3" meta:image-count="0" meta:object-count="0" meta:page-count="2" meta:paragraph-count="25" meta:word-count="82" meta:character-count="315" meta:non-whitespace-character-count="295"/>
  </office:meta>
</office:document-meta>
</file>